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aca9f" officeooo:paragraph-rsid="000aca9f"/>
    </style:style>
    <style:style style:name="P2" style:family="paragraph" style:parent-style-name="Standard">
      <style:paragraph-properties fo:text-align="start" style:justify-single-word="false"/>
      <style:text-properties officeooo:rsid="000aca9f" officeooo:paragraph-rsid="000aca9f"/>
    </style:style>
    <style:style style:name="P3" style:family="paragraph" style:parent-style-name="Standard" style:list-style-name="L1">
      <style:paragraph-properties fo:text-align="start" style:justify-single-word="false"/>
      <style:text-properties officeooo:rsid="000aca9f" officeooo:paragraph-rsid="000aca9f"/>
    </style:style>
    <style:style style:name="P4" style:family="paragraph" style:parent-style-name="Standard" style:list-style-name="L1">
      <style:paragraph-properties fo:text-align="start" style:justify-single-word="false"/>
      <style:text-properties officeooo:paragraph-rsid="000aca9f"/>
    </style:style>
    <style:style style:name="P5" style:family="paragraph" style:parent-style-name="Standard" style:list-style-name="L2">
      <style:paragraph-properties fo:text-align="start" style:justify-single-word="false"/>
      <style:text-properties officeooo:paragraph-rsid="000c629d"/>
    </style:style>
    <style:style style:name="P6" style:family="paragraph" style:parent-style-name="Standard" style:list-style-name="L2">
      <style:paragraph-properties fo:text-align="start" style:justify-single-word="false"/>
      <style:text-properties officeooo:paragraph-rsid="000dedbc"/>
    </style:style>
    <style:style style:name="P7" style:family="paragraph" style:parent-style-name="Standard" style:list-style-name="L2">
      <style:paragraph-properties fo:text-align="start" style:justify-single-word="false"/>
      <style:text-properties officeooo:paragraph-rsid="000eba33"/>
    </style:style>
    <style:style style:name="P8" style:family="paragraph" style:parent-style-name="Standard" style:list-style-name="L2">
      <style:paragraph-properties fo:text-align="start" style:justify-single-word="false"/>
      <style:text-properties officeooo:paragraph-rsid="000f49b5"/>
    </style:style>
    <style:style style:name="P9" style:family="paragraph" style:parent-style-name="Standard">
      <style:paragraph-properties fo:text-align="start" style:justify-single-word="false"/>
      <style:text-properties officeooo:rsid="000c629d" officeooo:paragraph-rsid="000c629d"/>
    </style:style>
    <style:style style:name="P10" style:family="paragraph" style:parent-style-name="Standard" style:list-style-name="L2">
      <style:paragraph-properties fo:text-align="start" style:justify-single-word="false"/>
      <style:text-properties fo:font-weight="bold" officeooo:rsid="000c629d" officeooo:paragraph-rsid="000c629d" style:font-weight-asian="bold" style:font-weight-complex="bold"/>
    </style:style>
    <style:style style:name="P11" style:family="paragraph" style:parent-style-name="Standard">
      <style:paragraph-properties fo:text-align="start" style:justify-single-word="false"/>
      <style:text-properties fo:font-weight="bold" officeooo:rsid="000fa6a0" officeooo:paragraph-rsid="000fa6a0" style:font-weight-asian="bold" style:font-weight-complex="bold"/>
    </style:style>
    <style:style style:name="P12" style:family="paragraph" style:parent-style-name="Standard" style:list-style-name="L2">
      <style:paragraph-properties fo:text-align="start" style:justify-single-word="false"/>
      <style:text-properties officeooo:rsid="000d096c" officeooo:paragraph-rsid="000d096c"/>
    </style:style>
    <style:style style:name="P13" style:family="paragraph" style:parent-style-name="Standard" style:list-style-name="L2">
      <style:paragraph-properties fo:text-align="start" style:justify-single-word="false"/>
      <style:text-properties officeooo:rsid="000d096c" officeooo:paragraph-rsid="000dedbc"/>
    </style:style>
    <style:style style:name="P14" style:family="paragraph" style:parent-style-name="Standard" style:list-style-name="L2">
      <style:paragraph-properties fo:text-align="start" style:justify-single-word="false"/>
      <style:text-properties officeooo:rsid="000f49b5" officeooo:paragraph-rsid="000f49b5"/>
    </style:style>
    <style:style style:name="P15" style:family="paragraph" style:parent-style-name="Standard" style:list-style-name="L2">
      <style:paragraph-properties fo:text-align="start" style:justify-single-word="false"/>
      <style:text-properties officeooo:rsid="000fa6a0" officeooo:paragraph-rsid="000fa6a0"/>
    </style:style>
    <style:style style:name="P16" style:family="paragraph" style:parent-style-name="Standard">
      <style:paragraph-properties fo:text-align="start" style:justify-single-word="false"/>
      <style:text-properties officeooo:rsid="000fa6a0" officeooo:paragraph-rsid="000fa6a0"/>
    </style:style>
    <style:style style:name="P17" style:family="paragraph" style:parent-style-name="Standard" style:list-style-name="L3">
      <style:paragraph-properties fo:text-align="start" style:justify-single-word="false"/>
      <style:text-properties fo:font-weight="normal" officeooo:rsid="000fa6a0" officeooo:paragraph-rsid="000fa6a0" style:font-weight-asian="normal" style:font-weight-complex="normal"/>
    </style:style>
    <style:style style:name="T1" style:family="text">
      <style:text-properties officeooo:rsid="000aca9f"/>
    </style:style>
    <style:style style:name="T2" style:family="text">
      <style:text-properties fo:font-weight="normal" style:font-weight-asian="normal" style:font-weight-complex="normal"/>
    </style:style>
    <style:style style:name="T3" style:family="text">
      <style:text-properties fo:font-weight="normal" officeooo:rsid="000d096c" style:font-weight-asian="normal" style:font-weight-complex="normal"/>
    </style:style>
    <style:style style:name="T4" style:family="text">
      <style:text-properties fo:font-weight="normal" officeooo:rsid="000c629d" style:font-weight-asian="normal" style:font-weight-complex="normal"/>
    </style:style>
    <style:style style:name="T5" style:family="text">
      <style:text-properties fo:font-weight="normal" officeooo:rsid="000dedbc" style:font-weight-asian="normal" style:font-weight-complex="normal"/>
    </style:style>
    <style:style style:name="T6" style:family="text">
      <style:text-properties fo:font-weight="normal" officeooo:rsid="000eba33" style:font-weight-asian="normal" style:font-weight-complex="normal"/>
    </style:style>
    <style:style style:name="T7" style:family="text">
      <style:text-properties fo:font-weight="normal" officeooo:rsid="000f49b5" style:font-weight-asian="normal" style:font-weight-complex="normal"/>
    </style:style>
    <style:style style:name="T8" style:family="text">
      <style:text-properties fo:font-weight="normal" officeooo:rsid="000fa6a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c629d" style:font-weight-asian="bold" style:font-weight-complex="bold"/>
    </style:style>
    <style:style style:name="T11" style:family="text">
      <style:text-properties fo:font-weight="bold" officeooo:rsid="000dedbc" style:font-weight-asian="bold" style:font-weight-complex="bold"/>
    </style:style>
    <style:style style:name="T12" style:family="text">
      <style:text-properties fo:font-weight="bold" officeooo:rsid="000eba33" style:font-weight-asian="bold" style:font-weight-complex="bold"/>
    </style:style>
    <style:style style:name="T13" style:family="text">
      <style:text-properties fo:font-weight="bold" officeooo:rsid="000f49b5"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a 1</text:p>
      <text:p text:style-name="P1"/>
      <text:p text:style-name="P1">Reunión 1 de Recursos Humanos</text:p>
      <text:p text:style-name="P1"/>
      <text:p text:style-name="P1">Caracas, 27/04/2020</text:p>
      <text:p text:style-name="P1"/>
      <text:p text:style-name="P1"/>
      <text:p text:style-name="P2"/>
      <text:p text:style-name="P2"><text:span text:style-name="T9">Asistentes</text:span>: Alejandro Sánchez y Miren Alexander</text:p>
      <text:p text:style-name="P2"/>
      <text:p text:style-name="P2"><text:span text:style-name="T9">Actividades</text:span>:</text:p>
      <text:p text:style-name="P2"/>
      <text:list xml:id="list4225592595" text:style-name="L1">
        <text:list-item>
          <text:p text:style-name="P3">Se revisó el módulo de reclutamiento de Odoo en la versión 13.</text:p>
        </text:list-item>
        <text:list-item>
          <text:p text:style-name="P4"><text:span text:style-name="T1">Se revisó el módulo de empleados de Odoo versión 13 y se revisó lo desarrollado para la versión 11.</text:span></text:p>
          <text:p text:style-name="P4"/>
        </text:list-item>
      </text:list>
      <text:p text:style-name="P9">En el punto 2 de la lista anterior podemos destacar que durante la reunión se estuvo revisando los campos del formulario de empleados por las siguientes áreas.</text:p>
      <text:p text:style-name="P9"/>
      <text:list xml:id="list3266016801" text:style-name="L2">
        <text:list-item>
          <text:p text:style-name="P10">Datos médicos: <text:span text:style-name="T2"><text:s/>estos dependerán de la empresa.</text:span></text:p>
        </text:list-item>
        <text:list-item>
          <text:p text:style-name="P10"><text:span text:style-name="T2">Se reviso la información sobre talla de zapatos, camisa… Estos se categorizan como </text:span>otros datos<text:span text:style-name="T2">.</text:span></text:p>
        </text:list-item>
        <text:list-item>
          <text:p text:style-name="P5"><text:span text:style-name="T10">Datos Familiares</text:span><text:span text:style-name="T4">: </text:span><text:span text:style-name="T3">Se reviso y en términos generales están bien. Aunque se hizo el comentario porque pedir dirección de cónyuge.</text:span></text:p>
          <text:list>
            <text:list-item>
              <text:p text:style-name="P12"><text:span text:style-name="T2">El campo </text:span><text:span text:style-name="T9">vive</text:span><text:span text:style-name="T2"> (si el padre o la madre vive) no se considero relevante como información para el departamento de recursos humanos.</text:span></text:p>
            </text:list-item>
            <text:list-item>
              <text:p text:style-name="P13"><text:span text:style-name="T9">Hijos</text:span><text:span text:style-name="T2"> esta información es de mucha importancia ya que pueden existir primas, bonos por hijos. También es muy importante considerar las edades ya que por ejemplo pueden ser asignados regalos por día del niño.</text:span></text:p>
            </text:list-item>
          </text:list>
        </text:list-item>
        <text:list-item>
          <text:p text:style-name="P6"><text:span text:style-name="T11">Información Personal</text:span><text:span text:style-name="T5">: Es necesario agregar:</text:span></text:p>
          <text:list>
            <text:list-item>
              <text:p text:style-name="P6"><text:span text:style-name="T5">Un campo tipo check donde se indique si el empleado es discapacitado. Este campo pudiera ser modificado por uno donde indique que discapacidad padece el empleado. Pero para la mayoría de los casos tener esta información para las empresas pudiera ser irrelevante.</text:span></text:p>
            </text:list-item>
            <text:list-item>
              <text:p text:style-name="P6"><text:span text:style-name="T5">Es importante saber si el empleado es Zurdo o Diestro. Ya que esta información es muy útil por ejemplo para otorgar pensiones por discapacidad.</text:span></text:p>
            </text:list-item>
          </text:list>
        </text:list-item>
        <text:list-item>
          <text:p text:style-name="P7"><text:span text:style-name="T11">Motivo de Egreso</text:span><text:span text:style-name="T5">: Este campo debe ser sustituido por uno tipo lista desplegable donde </text:span><text:span text:style-name="T6">se indiquen las causas de despido según lo establecido en la ley del trabajo.</text:span></text:p>
        </text:list-item>
        <text:list-item>
          <text:p text:style-name="P7"><text:span text:style-name="T12">Antigüedad: </text:span><text:span text:style-name="T6">Dato muy importante para recursos humanos ya que por antigüedad pueden aplicar, bonos, primas, estadísticas.</text:span></text:p>
        </text:list-item>
        <text:list-item>
          <text:p text:style-name="P7"><text:span text:style-name="T12">Estudios:</text:span><text:span text:style-name="T6"> Aquí por lo general el departamento de recursos humanos considera los 5 últimos cursos realizados y no los más antiguos porque se asume que el empleado la información aprendida ya no es igual.</text:span></text:p>
          <text:list>
            <text:list-item>
              <text:p text:style-name="P7"><text:span text:style-name="T6">Estos 5 últimos estudios se deben organizar en el formulario siempre por orden de antigüedad en tiempo de realización el más reciente va de primero hasta el más antiguo. </text:span></text:p>
            </text:list-item>
          </text:list>
        </text:list-item>
        <text:list-item>
          <text:p text:style-name="P8"><text:span text:style-name="T12">Ruta de Traslado</text:span><text:span text:style-name="T6">: </text:span><text:span text:style-name="T7">Información importante.</text:span></text:p>
        </text:list-item>
        <text:list-item>
          <text:p text:style-name="P8"><text:span text:style-name="T13">Tipo de Transporte Público</text:span><text:span text:style-name="T7">:</text:span><text:span text:style-name="T6"> <text:s/></text:span><text:span text:style-name="T7">Se debe incorporar como lista desplegable.</text:span></text:p>
        </text:list-item>
        <text:list-item>
          <text:p text:style-name="P14"><text:span text:style-name="T9">Ausencias Permitidas</text:span><text:span text:style-name="T2">: se recomendó agregar el campo tipo de ausencia. Este campo debe ser una lista desplegable que va a contener dos valores: Ausencias justificadas, Ausencias Injustificadas y que se debe evaluar cada una ya que las justificadas deben tener sus respectivos </text:span><text:soft-page-break/><text:span text:style-name="T2">permisos. Un ejemplo puede ser una ausencia por una consulta al doctor. </text:span><text:span text:style-name="T8">Este debe entregar un comprobante a el empleado para que lo presente en la oficina de recursos humanos para que no se le descuente de su salario. Es importante saber que a las ausencias Justificadas no se aplican descuentos y dependen de las políticas de la empresa.</text:span></text:p>
          <text:list>
            <text:list-item>
              <text:p text:style-name="P15"><text:span text:style-name="T2">Las causas Injustificadas si aplican descuentos y pueden convertirse incluso en causa de despidos.</text:span></text:p>
            </text:list-item>
          </text:list>
        </text:list-item>
      </text:list>
      <text:p text:style-name="P16"><text:span text:style-name="T2"/></text:p>
      <text:p text:style-name="P16"><text:span text:style-name="T2">Conforme a esta primera reunión se acordó:</text:span></text:p>
      <text:p text:style-name="P11">Acuerdos:</text:p>
      <text:list xml:id="list1896936467" text:style-name="L3">
        <text:list-item>
          <text:p text:style-name="P17">Recibir planilla de recursos humanos.</text:p>
        </text:list-item>
        <text:list-item>
          <text:p text:style-name="P17">La terminología apropiada para referirse a si el empleado es Diestro o Zurdo.</text:p>
        </text:list-item>
        <text:list-item>
          <text:p text:style-name="P17">La señora Miren quedo en consultar la LOPCYMAT y corroborar si es obligatorio hacer el croquis con la distancia de la casa al trabajo.</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1:20:29.948007824</meta:creation-date>
    <dc:date>2020-04-27T12:32:32.565626296</dc:date>
    <meta:editing-duration>PT8M59S</meta:editing-duration>
    <meta:editing-cycles>3</meta:editing-cycles>
    <meta:generator>LibreOffice/6.0.7.3$Linux_X86_64 LibreOffice_project/00m0$Build-3</meta:generator>
    <meta:document-statistic meta:table-count="0" meta:image-count="0" meta:object-count="0" meta:page-count="2" meta:paragraph-count="29" meta:word-count="551" meta:character-count="3290" meta:non-whitespace-character-count="2786"/>
  </office:meta>
</office:document-meta>
</file>